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3bf2a" officeooo:paragraph-rsid="0003bf2a" style:font-size-asian="10pt" style:font-size-complex="10pt"/>
    </style:style>
    <style:style style:name="P2" style:family="paragraph" style:parent-style-name="Standard" style:list-style-name="L2">
      <style:text-properties fo:font-size="10pt" officeooo:rsid="0003bf2a" officeooo:paragraph-rsid="0003bf2a" style:font-size-asian="10pt" style:font-size-complex="10pt"/>
    </style:style>
    <style:style style:name="P3" style:family="paragraph" style:parent-style-name="Standard" style:list-style-name="L5">
      <style:text-properties fo:font-size="10pt" officeooo:paragraph-rsid="0003bf2a" style:font-size-asian="10pt" style:font-size-complex="10pt"/>
    </style:style>
    <style:style style:name="P4" style:family="paragraph" style:parent-style-name="Standard" style:list-style-name="L2">
      <style:text-properties fo:font-size="10pt" officeooo:paragraph-rsid="0003bf2a" style:font-size-asian="10pt" style:font-size-complex="10pt"/>
    </style:style>
    <style:style style:name="P5" style:family="paragraph" style:parent-style-name="Standard">
      <style:text-properties fo:font-size="10pt" fo:font-weight="bold" officeooo:rsid="0005ae58" officeooo:paragraph-rsid="0005ae58" style:font-size-asian="10pt" style:font-weight-asian="bold" style:font-size-complex="10pt" style:font-weight-complex="bold"/>
    </style:style>
    <style:style style:name="P6" style:family="paragraph" style:parent-style-name="Standard" style:list-style-name="L6">
      <style:text-properties fo:font-size="10pt" fo:font-weight="bold" officeooo:rsid="0007d1e2" officeooo:paragraph-rsid="0007d1e2" style:font-size-asian="10pt" style:font-weight-asian="bold" style:font-size-complex="10pt" style:font-weight-complex="bold"/>
    </style:style>
    <style:style style:name="P7" style:family="paragraph" style:parent-style-name="Standard" style:list-style-name="L6">
      <style:text-properties fo:font-size="10pt" fo:font-weight="bold" officeooo:rsid="0007d1e2" officeooo:paragraph-rsid="0008ddfc" style:font-size-asian="10pt" style:font-weight-asian="bold" style:font-size-complex="10pt" style:font-weight-complex="bold"/>
    </style:style>
    <style:style style:name="P8" style:family="paragraph" style:parent-style-name="Standard" style:list-style-name="L6">
      <style:text-properties fo:font-size="10pt" fo:font-weight="bold" officeooo:rsid="0007d1e2" officeooo:paragraph-rsid="000947c8" style:font-size-asian="10pt" style:font-weight-asian="bold" style:font-size-complex="10pt" style:font-weight-complex="bold"/>
    </style:style>
    <style:style style:name="P9" style:family="paragraph" style:parent-style-name="Standard" style:list-style-name="L6">
      <style:text-properties fo:font-size="10pt" fo:font-weight="bold" officeooo:rsid="0008ddfc" officeooo:paragraph-rsid="0008ddfc" style:font-size-asian="10pt" style:font-weight-asian="bold" style:font-size-complex="10pt" style:font-weight-complex="bold"/>
    </style:style>
    <style:style style:name="P10" style:family="paragraph" style:parent-style-name="Standard" style:list-style-name="L6">
      <style:text-properties fo:font-size="10pt" fo:font-weight="bold" officeooo:rsid="000947c8" officeooo:paragraph-rsid="000947c8" style:font-size-asian="10pt" style:font-weight-asian="bold" style:font-size-complex="10pt" style:font-weight-complex="bold"/>
    </style:style>
    <style:style style:name="P11" style:family="paragraph" style:parent-style-name="Standard" style:list-style-name="L6">
      <style:text-properties fo:font-size="10pt" fo:font-weight="bold" officeooo:rsid="000ad9a6" officeooo:paragraph-rsid="000ad9a6" style:font-size-asian="10pt" style:font-weight-asian="bold" style:font-size-complex="10pt" style:font-weight-complex="bold"/>
    </style:style>
    <style:style style:name="P12" style:family="paragraph" style:parent-style-name="Standard" style:list-style-name="L6">
      <style:text-properties fo:font-size="10pt" fo:font-weight="bold" officeooo:rsid="000fa485" officeooo:paragraph-rsid="000fa485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20pt" officeooo:rsid="0003bf2a" officeooo:paragraph-rsid="0003bf2a" style:font-size-asian="20pt" style:font-size-complex="20pt"/>
    </style:style>
    <style:style style:name="P14" style:family="paragraph" style:parent-style-name="Standard">
      <style:text-properties fo:font-size="15pt" officeooo:rsid="0003bf2a" officeooo:paragraph-rsid="0003bf2a" style:font-size-asian="15pt" style:font-size-complex="15pt"/>
    </style:style>
    <style:style style:name="P15" style:family="paragraph" style:parent-style-name="Standard" style:list-style-name="L6">
      <style:text-properties fo:font-size="12pt" fo:font-weight="bold" officeooo:rsid="0007d1e2" officeooo:paragraph-rsid="0008ddfc" style:font-size-asian="12pt" style:font-weight-asian="bold" style:font-size-complex="12pt" style:font-weight-complex="bold"/>
    </style:style>
    <style:style style:name="P16" style:family="paragraph" style:parent-style-name="Standard" style:list-style-name="L4">
      <style:text-properties fo:font-size="12pt" fo:font-weight="bold" officeooo:rsid="0008ddfc" officeooo:paragraph-rsid="0008ddfc" style:font-size-asian="12pt" style:font-weight-asian="bold" style:font-size-complex="12pt" style:font-weight-complex="bold"/>
    </style:style>
    <style:style style:name="P17" style:family="paragraph" style:parent-style-name="Standard" style:list-style-name="L4">
      <style:text-properties fo:font-size="12pt" fo:font-weight="bold" officeooo:rsid="0005ae58" officeooo:paragraph-rsid="0005ae58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normal" officeooo:rsid="0003bf2a" officeooo:paragraph-rsid="0003bf2a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officeooo:rsid="0003bf2a" officeooo:paragraph-rsid="0003bf2a" style:font-size-asian="12pt" style:font-size-complex="12pt"/>
    </style:style>
    <style:style style:name="P20" style:family="paragraph" style:parent-style-name="Standard">
      <style:text-properties fo:font-size="12pt" officeooo:paragraph-rsid="0003bf2a" style:font-size-asian="12pt" style:font-size-complex="12pt"/>
    </style:style>
    <style:style style:name="P21" style:family="paragraph" style:parent-style-name="Standard" style:list-style-name="L3">
      <style:text-properties fo:font-size="12pt" officeooo:paragraph-rsid="000e410c" style:font-size-asian="12pt" style:font-size-complex="12pt"/>
    </style:style>
    <style:style style:name="P22" style:family="paragraph" style:parent-style-name="Standard">
      <style:text-properties fo:font-size="14pt" fo:font-weight="bold" officeooo:rsid="0003bf2a" officeooo:paragraph-rsid="0003bf2a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05ae58" officeooo:paragraph-rsid="0005ae58" style:font-size-asian="14pt" style:font-weight-asian="bold" style:font-size-complex="14pt" style:font-weight-complex="bold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fo:font-weight="normal" officeooo:rsid="0003bf2a" style:font-size-asian="10pt" style:font-weight-asian="normal" style:font-size-complex="10pt" style:font-weight-complex="normal"/>
    </style:style>
    <style:style style:name="T3" style:family="text">
      <style:text-properties fo:font-size="10pt" fo:font-weight="normal" officeooo:rsid="0005ae58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08ddfc" style:font-size-asian="10pt" style:font-weight-asian="normal" style:font-size-complex="10pt" style:font-weight-complex="normal"/>
    </style:style>
    <style:style style:name="T5" style:family="text">
      <style:text-properties fo:font-size="10pt" fo:font-weight="normal" officeooo:rsid="000a582e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0e410c" style:font-size-asian="10pt" style:font-weight-asian="normal" style:font-size-complex="10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60f90" style:font-weight-asian="normal" style:font-weight-complex="normal"/>
    </style:style>
    <style:style style:name="T9" style:family="text">
      <style:text-properties fo:font-weight="normal" officeooo:rsid="0008ddfc" style:font-weight-asian="normal" style:font-weight-complex="normal"/>
    </style:style>
    <style:style style:name="T10" style:family="text">
      <style:text-properties fo:font-weight="normal" officeooo:rsid="000947c8" style:font-weight-asian="normal" style:font-weight-complex="normal"/>
    </style:style>
    <style:style style:name="T11" style:family="text">
      <style:text-properties fo:font-weight="normal" officeooo:rsid="000a582e" style:font-weight-asian="normal" style:font-weight-complex="normal"/>
    </style:style>
    <style:style style:name="T12" style:family="text">
      <style:text-properties fo:font-weight="normal" officeooo:rsid="000ad9a6" style:font-weight-asian="normal" style:font-weight-complex="normal"/>
    </style:style>
    <style:style style:name="T13" style:family="text">
      <style:text-properties fo:font-weight="normal" officeooo:rsid="000bdd6a" style:font-weight-asian="normal" style:font-weight-complex="normal"/>
    </style:style>
    <style:style style:name="T14" style:family="text">
      <style:text-properties fo:font-weight="normal" officeooo:rsid="000c4c86" style:font-weight-asian="normal" style:font-weight-complex="normal"/>
    </style:style>
    <style:style style:name="T15" style:family="text">
      <style:text-properties fo:font-weight="normal" officeooo:rsid="000e410c" style:font-weight-asian="normal" style:font-weight-complex="normal"/>
    </style:style>
    <style:style style:name="T16" style:family="text">
      <style:text-properties fo:font-weight="normal" officeooo:rsid="000fa485" style:font-weight-asian="normal" style:font-weight-complex="normal"/>
    </style:style>
    <style:style style:name="T17" style:family="text">
      <style:text-properties fo:font-weight="normal" officeooo:rsid="0003bf2a" style:font-weight-asian="normal" style:font-weight-complex="normal"/>
    </style:style>
    <style:style style:name="T18" style:family="text">
      <style:text-properties fo:font-weight="normal" officeooo:rsid="0005ae58" style:font-weight-asian="normal" style:font-weight-complex="normal"/>
    </style:style>
    <style:style style:name="T19" style:family="text">
      <style:text-properties fo:font-weight="normal" officeooo:rsid="001190f7" style:font-weight-asian="normal" style:font-weight-complex="normal"/>
    </style:style>
    <style:style style:name="T20" style:family="text">
      <style:text-properties officeooo:rsid="00060f90"/>
    </style:style>
    <style:style style:name="T21" style:family="text">
      <style:text-properties officeooo:rsid="0007d1e2"/>
    </style:style>
    <style:style style:name="T22" style:family="text">
      <style:text-properties officeooo:rsid="000a582e"/>
    </style:style>
    <style:style style:name="T23" style:family="text">
      <style:text-properties officeooo:rsid="000c4c86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12pt" officeooo:rsid="0007d1e2" style:font-size-asian="12pt" style:font-size-complex="12pt"/>
    </style:style>
    <style:style style:name="T26" style:family="text">
      <style:text-properties fo:font-size="12pt" officeooo:rsid="000c4c86" style:font-size-asian="12pt" style:font-size-complex="12pt"/>
    </style:style>
    <style:style style:name="T27" style:family="text">
      <style:text-properties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0947c8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0a582e" style:font-size-asian="12pt" style:font-weight-asian="normal" style:font-size-complex="12pt" style:font-weight-complex="normal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officeooo:rsid="0007d1e2" style:font-size-asian="14pt" style:font-size-complex="14pt"/>
    </style:style>
    <style:style style:name="T32" style:family="text">
      <style:text-properties fo:font-size="14pt" fo:font-weight="normal" style:font-size-asian="14pt" style:font-weight-asian="normal" style:font-size-complex="14pt" style:font-weight-complex="normal"/>
    </style:style>
    <style:style style:name="T33" style:family="text">
      <style:text-properties officeooo:rsid="001180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Jon Baker</text:p>
      <text:p text:style-name="P14">Graphics Programmer</text:p>
      <text:p text:style-name="P1">740-591-5195 - Athens, OH 45701 – <text:a xlink:type="simple" xlink:href="mailto:jb239812@ohio.edu" text:style-name="Internet_20_link" text:visited-style-name="Visited_20_Internet_20_Link"><text:span text:style-name="T33">jb239812@ohio.edu</text:span></text:a><text:span text:style-name="T33"> </text:span></text:p>
      <text:p text:style-name="P1"/>
      <text:p text:style-name="P22">Education</text:p>
      <text:p text:style-name="P18">Ohio University Class of 2020 (<text:span text:style-name="T22">G</text:span>raduated December 2019)</text:p>
      <text:list xml:id="list118746237" text:style-name="L5">
        <text:list-item>
          <text:p text:style-name="P3"><text:span text:style-name="T17">BSEE in Computer Engineering – <text:s/>Major GPA: 3.112 (4.0 </text:span><text:span text:style-name="T11">S</text:span><text:span text:style-name="T17">cale)</text:span></text:p>
        </text:list-item>
      </text:list>
      <text:p text:style-name="P19"/>
      <text:p text:style-name="P22">Work Experience</text:p>
      <text:p text:style-name="P20"><text:span text:style-name="T17">Ohio </text:span><text:span text:style-name="T18">University</text:span><text:span text:style-name="T17"> Stocker Center Computer Labs (Fall 2012-</text:span><text:span text:style-name="T9">December</text:span><text:span text:style-name="T17"> 2</text:span><text:span text:style-name="T9">019</text:span><text:span text:style-name="T17">)</text:span></text:p>
      <text:list xml:id="list2572069098" text:style-name="L2">
        <text:list-item>
          <text:p text:style-name="P2"><text:span text:style-name="T7">Installing, </text:span><text:span text:style-name="T11">I</text:span><text:span text:style-name="T7">maging and </text:span><text:span text:style-name="T11">M</text:span><text:span text:style-name="T7">aintaining of 100+ </text:span><text:span text:style-name="T11">C</text:span><text:span text:style-name="T7">omputers with </text:span><text:span text:style-name="T11">S</text:span><text:span text:style-name="T7">oftware for </text:span><text:span text:style-name="T11">E</text:span><text:span text:style-name="T7">ngineering </text:span><text:span text:style-name="T11">S</text:span><text:span text:style-name="T7">tudents</text:span></text:p>
        </text:list-item>
        <text:list-item>
          <text:p text:style-name="P2"><text:span text:style-name="T17">F</text:span><text:span text:style-name="T7">irst </text:span><text:span text:style-name="T11">L</text:span><text:span text:style-name="T7">ine </text:span><text:span text:style-name="T11">T</text:span><text:span text:style-name="T7">echnical </text:span><text:span text:style-name="T11">S</text:span><text:span text:style-name="T7">upport for </text:span><text:span text:style-name="T11">E</text:span><text:span text:style-name="T7">ngineering </text:span><text:span text:style-name="T11">C</text:span><text:span text:style-name="T7">omputer </text:span><text:span text:style-name="T11">L</text:span><text:span text:style-name="T7">abs</text:span></text:p>
        </text:list-item>
        <text:list-item>
          <text:p text:style-name="P4"><text:span text:style-name="T17">Worked 20-28 </text:span><text:span text:style-name="T11">H</text:span><text:span text:style-name="T17">ours </text:span><text:span text:style-name="T11">w</text:span><text:span text:style-name="T17">hile a </text:span><text:span text:style-name="T11">F</text:span><text:span text:style-name="T17">ull </text:span><text:span text:style-name="T11">T</text:span><text:span text:style-name="T17">ime </text:span><text:span text:style-name="T11">S</text:span><text:span text:style-name="T17">tudent</text:span></text:p>
        </text:list-item>
      </text:list>
      <text:p text:style-name="P19"/>
      <text:p text:style-name="P5"><text:span text:style-name="T31">Selected </text:span><text:span text:style-name="T30">Projects</text:span><text:span text:style-name="T32"> </text:span><text:span text:style-name="T27">– See </text:span><text:a xlink:type="simple" xlink:href="https://jbaker.graphics/writings/" text:style-name="Internet_20_link" text:visited-style-name="Visited_20_Internet_20_Link"><text:span text:style-name="T27">jbaker.graphics/writings</text:span></text:a><text:span text:style-name="T27"> for </text:span><text:span text:style-name="T28">M</text:span><text:span text:style-name="T27">ore </text:span><text:span text:style-name="T28">C</text:span><text:span text:style-name="T27">omplete </text:span><text:span text:style-name="T28">L</text:span><text:span text:style-name="T27">isting, as </text:span><text:span text:style-name="T28">w</text:span><text:span text:style-name="T27">ell as </text:span><text:span text:style-name="T28">D</text:span><text:span text:style-name="T27">etailed </text:span><text:span text:style-name="T28">Pr</text:span><text:span text:style-name="T27">oject </text:span><text:span text:style-name="T28">W</text:span><text:span text:style-name="T27">riteups.</text:span></text:p>
      <text:list xml:id="list1621535231" text:style-name="L6">
        <text:list-item>
          <text:p text:style-name="P6"><text:a xlink:type="simple" xlink:href="https://jbaker.graphics/writings/voraldo.html" text:style-name="Internet_20_link" text:visited-style-name="Visited_20_Internet_20_Link"><text:span text:style-name="T24">Voraldo</text:span></text:a><text:span text:style-name="T27">: An Interactive Volume Editor</text:span></text:p>
          <text:list>
            <text:list-item>
              <text:p text:style-name="P11"><text:span text:style-name="T7">GUI Interaction to </text:span><text:span text:style-name="T13">Set Geometry Parameters and Issue Draw Calls</text:span></text:p>
            </text:list-item>
            <text:list-item>
              <text:p text:style-name="P6"><text:span text:style-name="T7">Heavy </text:span><text:span text:style-name="T11">U</text:span><text:span text:style-name="T7">se of OpenGL Compute Shaders for </text:span><text:span text:style-name="T10">M</text:span><text:span text:style-name="T7">odeling, </text:span><text:span text:style-name="T10">Volumetric L</text:span><text:span text:style-name="T7">ighting and </text:span><text:span text:style-name="T10">O</text:span><text:span text:style-name="T7">ther </text:span><text:span text:style-name="T10">O</text:span><text:span text:style-name="T7">perations</text:span></text:p>
            </text:list-item>
            <text:list-item>
              <text:p text:style-name="P10"><text:span text:style-name="T7">Per-Pixel Raycast Rendering </text:span><text:span text:style-name="T12">of Voxels</text:span><text:span text:style-name="T7"> with Alpha Blending </text:span><text:span text:style-name="T14">Written in GLSL</text:span></text:p>
              <text:p text:style-name="P10"><text:span text:style-name="T14"/></text:p>
            </text:list-item>
          </text:list>
        </text:list-item>
        <text:list-item>
          <text:p text:style-name="P12"><text:a xlink:type="simple" xlink:href="https://jbaker.graphics/writings/physarum.html" text:style-name="Internet_20_link" text:visited-style-name="Visited_20_Internet_20_Link"><text:span text:style-name="T26">P</text:span></text:a><text:a xlink:type="simple" xlink:href="https://jbaker.graphics/writings/physarum.html" text:style-name="Internet_20_link" text:visited-style-name="Visited_20_Internet_20_Link"><text:span text:style-name="T24">hysarum Polycephalum Simulation</text:span></text:a><text:span text:style-name="T27">:</text:span></text:p>
          <text:list>
            <text:list-item>
              <text:p text:style-name="P12"><text:span text:style-name="T7">Combination of Agent-Based and Continuum-Based Simulation to Model the Behavior of Physarum Polycephalum Slime Mold</text:span></text:p>
            </text:list-item>
            <text:list-item>
              <text:p text:style-name="P12"><text:span text:style-name="T7">All Computation Takes Place on the GPU Using GLSL</text:span></text:p>
              <text:p text:style-name="P6"><text:span text:style-name="T7"/></text:p>
            </text:list-item>
          </text:list>
        </text:list-item>
        <text:list-item>
          <text:p text:style-name="P7"><text:a xlink:type="simple" xlink:href="https://jbaker.graphics/writings/markov.html" text:style-name="Internet_20_link" text:visited-style-name="Visited_20_Internet_20_Link"><text:span text:style-name="T24">Markov Chains for Text Generation</text:span></text:a></text:p>
          <text:list>
            <text:list-item>
              <text:p text:style-name="P8"><text:span text:style-name="T10">Done </text:span><text:span text:style-name="T11">U</text:span><text:span text:style-name="T9">sing </text:span><text:span text:style-name="T11">O</text:span><text:span text:style-name="T10">nly </text:span><text:span text:style-name="T9">STL Containers</text:span><text:span text:style-name="T10"> </text:span></text:p>
            </text:list-item>
          </text:list>
          <text:p text:style-name="P15"><text:span text:style-name="T9"/></text:p>
        </text:list-item>
        <text:list-item>
          <text:p text:style-name="P6"><text:a xlink:type="simple" xlink:href="https://jbaker.graphics/writings/softbody2.html" text:style-name="Internet_20_link" text:visited-style-name="Visited_20_Internet_20_Link"><text:span text:style-name="T24">SoftBodies</text:span></text:a><text:span text:style-name="T27">: Realtime </text:span><text:span text:style-name="T29">3D </text:span><text:span text:style-name="T27">Soft Body Physics</text:span></text:p>
          <text:list>
            <text:list-item>
              <text:p text:style-name="P9"><text:span text:style-name="T7">Multithreaded </text:span><text:span text:style-name="T11">S</text:span><text:span text:style-name="T10">imulation</text:span><text:span text:style-name="T7"> </text:span><text:span text:style-name="T11">U</text:span><text:span text:style-name="T7">pdate </text:span><text:span text:style-name="T11">U</text:span><text:span text:style-name="T7">sing C++</text:span></text:p>
            </text:list-item>
            <text:list-item>
              <text:p text:style-name="P11"><text:span text:style-name="T7">GUI Set Up for Tuning Simulation Parameters</text:span></text:p>
            </text:list-item>
          </text:list>
        </text:list-item>
      </text:list>
      <text:p text:style-name="P19"/>
      <text:p text:style-name="P23">Programming Experience</text:p>
      <text:list xml:id="list3954502786" text:style-name="L4">
        <text:list-item>
          <text:p text:style-name="P17">Languages<text:span text:style-name="T7">: Primarily work in C++ (about 5 years experience), I have had exposure to </text:span><text:span text:style-name="T8">C, </text:span><text:span text:style-name="T16">GLSL,</text:span><text:span text:style-name="T8"> </text:span><text:span text:style-name="T7">Python </text:span><text:span text:style-name="T15">3</text:span><text:span text:style-name="T7">, HTML</text:span><text:span text:style-name="T15">5</text:span><text:span text:style-name="T7">, Javascript, Processing, </text:span><text:span text:style-name="T12">Shadertoy</text:span><text:span text:style-name="T7">, </text:span><text:span text:style-name="T8">MATLAB, VHDL, Verilog </text:span><text:span text:style-name="T10">and assembly (MIPS, PIC)</text:span></text:p>
          <text:p text:style-name="P17"><text:span text:style-name="T10"/></text:p>
        </text:list-item>
        <text:list-item>
          <text:p text:style-name="P17">Tools<text:span text:style-name="T7">: Experience with OpenGL 4</text:span><text:span text:style-name="T8">+, </text:span><text:span text:style-name="T11">I</text:span><text:span text:style-name="T7">ncluding Image Load/Store, Compute Shaders,</text:span><text:span text:style-name="T9"> SSBOs </text:span><text:span text:style-name="T11">and </text:span><text:span text:style-name="T16">GLSL</text:span><text:span text:style-name="T11"> Atomic Operations</text:span><text:span text:style-name="T7">, </text:span><text:span text:style-name="T8">C++ </text:span><text:span text:style-name="T11">B</text:span><text:span text:style-name="T8">indings for SDL2, </text:span><text:span text:style-name="T10">8+ </text:span><text:span text:style-name="T11">Y</text:span><text:span text:style-name="T10">ears </text:span><text:span text:style-name="T11">U</text:span><text:span text:style-name="T10">sing Linux, </text:span><text:span text:style-name="T11">A</text:span><text:span text:style-name="T10">bout </text:span><text:span text:style-name="T8">1 </text:span><text:span text:style-name="T11">Y</text:span><text:span text:style-name="T8">ear </text:span><text:span text:style-name="T11">U</text:span><text:span text:style-name="T8">sing Vim, </text:span><text:span text:style-name="T11">Experience with Word Processing, Spreadsheet and Presentation Software</text:span></text:p>
          <text:p text:style-name="P17"><text:span text:style-name="T8"/></text:p>
        </text:list-item>
        <text:list-item>
          <text:p text:style-name="P16"><text:span text:style-name="T20">M</text:span>ath<text:span text:style-name="T7">: Calculus, Probability &amp; Statistics, Linear Signals and Systems, Diff Eq, </text:span><text:span text:style-name="T11">Strong Intuition for 3D Vector Math</text:span></text:p>
        </text:list-item>
      </text:list>
      <text:p text:style-name="P19"/>
      <text:p text:style-name="P22">Awards <text:span text:style-name="T23">and Activites</text:span></text:p>
      <text:list xml:id="list591480814" text:style-name="L3">
        <text:list-item>
          <text:p text:style-name="P21"><text:span text:style-name="T17">Eagle Scout Rank (</text:span><text:span text:style-name="T18">BSA Troop 71, </text:span><text:span text:style-name="T17">September 22, 2011) and </text:span><text:span text:style-name="T11">C</text:span><text:span text:style-name="T17">urrent NESA </text:span><text:span text:style-name="T11">M</text:span><text:span text:style-name="T17">ember</text:span></text:p>
        </text:list-item>
        <text:list-item>
          <text:p text:style-name="P21"><text:span text:style-name="T15">Maintain a Personal Website using HTML5, CSS and Javascript</text:span></text:p>
        </text:list-item>
      </text:list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8T15:19:33.006502496</meta:creation-date>
    <meta:print-date>2020-06-28T18:08:22.065154550</meta:print-date>
    <dc:date>2020-06-28T18:09:39.495212550</dc:date>
    <meta:editing-duration>PT10M5S</meta:editing-duration>
    <meta:editing-cycles>1</meta:editing-cycles>
    <meta:document-statistic meta:table-count="0" meta:image-count="0" meta:object-count="0" meta:page-count="1" meta:paragraph-count="36" meta:word-count="310" meta:character-count="2004" meta:non-whitespace-character-count="1745"/>
    <meta:generator>LibreOffice/6.4.2.2$Linux_X86_64 LibreOffice_project/40$Build-2</meta:generator>
  </office:meta>
</office:document-meta>
</file>